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pt" fo:break-before="auto" style:use-optimal-row-height="false"/>
    </style:style>
    <style:style style:name="ro3" style:family="table-row">
      <style:table-row-properties style:row-height="180pt" fo:break-before="auto" style:use-optimal-row-height="fals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able-cell-properties fo:wrap-option="wrap"/>
      <style:text-properties fo:font-size="22pt" style:font-size-asian="22pt" style:font-size-complex="22pt"/>
    </style:style>
    <style:style style:name="ce4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size="18pt" style:font-size-asian="18pt" style:font-size-complex="18pt"/>
    </style:style>
    <style:style style:name="ce8" style:family="table-cell" style:parent-style-name="Default">
      <style:table-cell-properties fo:wrap-option="wrap"/>
      <style:text-properties style:font-name="Liberation Sans" fo:font-size="22pt" style:font-name-asian="Noto Sans CJK SC Regular" style:font-size-asian="22pt" style:font-name-complex="FreeSans" style:font-size-complex="22pt"/>
    </style:style>
    <style:style style:name="ce9" style:family="table-cell" style:parent-style-name="Default">
      <style:text-properties style:font-name="Liberation Sans" fo:font-size="22pt" style:font-name-asian="Noto Sans CJK SC Regular" style:font-size-asian="22pt" style:font-name-complex="FreeSans" style:font-size-complex="2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 table:number-columns-spanned="16" table:number-rows-spanned="2">
            <text:p><text:s text:c="113"/>GENERATIVE GRASPING CNN REAL ROBOT EVALUATION</text:p>
          </table:table-cell>
          <table:covered-table-cell table:number-columns-repeated="15"/>
        </table:table-row>
        <table:table-row table:style-name="ro1">
          <table:covered-table-cell table:number-columns-repeated="16"/>
        </table:table-row>
        <table:table-row table:style-name="ro1">
          <table:table-cell table:style-name="ce1" office:value-type="string" calcext:value-type="string" table:number-columns-spanned="2" table:number-rows-spanned="3">
            <text:p><text:s text:c="2"/>OBJECTS</text:p>
          </table:table-cell>
          <table:covered-table-cell/>
          <table:table-cell table:style-name="ce1" office:value-type="string" calcext:value-type="string" table:number-columns-spanned="2" table:number-rows-spanned="2">
            <text:p><text:s text:c="34"/>TRIAL 1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5"/>TRIAL 2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5"/>TRIAL 3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5"/>TRIAL 4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5"/>TRIAL 5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4"/>TRIAL 6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5"/>TRIAL 7</text:p>
          </table:table-cell>
          <table:covered-table-cell/>
        </table:table-row>
        <table:table-row table:style-name="ro1">
          <table:covered-table-cell table:number-columns-repeated="16"/>
        </table:table-row>
        <table:table-row table:style-name="ro2">
          <table:covered-table-cell table:number-columns-repeated="2"/>
          <table:table-cell table:style-name="ce3" office:value-type="string" calcext:value-type="string">
            <text:p><text:s text:c="10"/>Object Pose</text:p>
          </table:table-cell>
          <table:table-cell table:style-name="ce3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Pringles</text:p>
          </table:table-cell>
          <table:covered-table-cell/>
          <table:table-cell table:style-name="ce4" office:value-type="string" calcext:value-type="string">
            <text:p>Position: <text:s text:c="37"/>x: 0.673 <text:s text:c="38"/>y: -0.02 <text:s text:c="38"/>z: 0.87 <text:s text:c="33"/>orientation: <text:s text:c="33"/>x: 0 <text:s text:c="45"/>y: 0 <text:s text:c="45"/>z: 0 <text:s text:c="44"/>w: 1 <text:s text:c="47"/></text:p>
          </table:table-cell>
          <table:table-cell table:style-name="ce3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23 <text:s text:c="38"/>y: -0.13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2 <text:s text:c="38"/>y: 0.072 <text:s text:c="38"/>z: 0.87 <text:s text:c="33"/>orientation: <text:s text:c="33"/>x: 0 <text:s text:c="45"/>y: 0 <text:s text:c="45"/>z: 0 <text:s text:c="44"/>w: 1</text:p>
          </table:table-cell>
          <table:table-cell table:style-name="ce3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7 <text:s text:c="38"/>y: 0.031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92 <text:s text:c="38"/>y: 0.127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74 <text:s text:c="38"/>y: -0.08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7 <text:s text:c="38"/>y: 0.102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Water Bottle</text:p>
          </table:table-cell>
          <table:covered-table-cell/>
          <table:table-cell table:style-name="ce5" office:value-type="string" calcext:value-type="string">
            <text:p>Position: <text:s text:c="37"/>x: 0.677 <text:s text:c="38"/>y: -0.01 <text:s text:c="38"/>z: 0.87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7 <text:s text:c="38"/>y: -0.092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48 <text:s text:c="38"/>y: 0.057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84 <text:s text:c="38"/>y: 0.042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86 <text:s text:c="38"/>y: 0.114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69 <text:s text:c="38"/>y: -0.077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61 <text:s text:c="38"/>y: 0.108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Small Cola</text:p>
          </table:table-cell>
          <table:covered-table-cell/>
          <table:table-cell table:style-name="ce5" office:value-type="string" calcext:value-type="string">
            <text:p>Position: <text:s text:c="37"/>x: 0.637 <text:s text:c="38"/>y: -0.008 <text:s text:c="38"/>z: 0.87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25 <text:s text:c="38"/>y: -0.076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1 <text:s text:c="38"/>y: 0.071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9 <text:s text:c="38"/>y: 0.038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1 <text:s text:c="38"/>y: 0.103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28 <text:s text:c="38"/>y: -0.083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4 <text:s text:c="38"/>y: 0.105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Fork</text:p>
          </table:table-cell>
          <table:covered-table-cell/>
          <table:table-cell table:style-name="ce5" office:value-type="string" calcext:value-type="string">
            <text:p>Position: <text:s text:c="37"/>x: 0.655 <text:s text:c="38"/>y: -0.02 <text:s text:c="38"/>z: 0.82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32 <text:s text:c="38"/>y: -0.06 <text:s text:c="38"/>z: 0.82 <text:s text:c="33"/>orientation: <text:s text:c="33"/>x: 0.868 <text:s text:c="40"/>y: 0 <text:s text:c="45"/>z: 0 <text:s text:c="44"/>w: 0.49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2 <text:s text:c="38"/>y: 0.068 <text:s text:c="38"/>z: 0.82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4 <text:s text:c="38"/>y: 0.04 <text:s text:c="40"/>z: 0.82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73 <text:s text:c="38"/>y: 0.096 <text:s text:c="38"/>z: 0.82 <text:s text:c="33"/>orientation: <text:s text:c="33"/>x: 0.866 <text:s text:c="40"/>y: 0 <text:s text:c="45"/>z: 0 <text:s text:c="44"/>w: -0.5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1 <text:s text:c="38"/>y: -0.068 <text:s text:c="38"/>z: 0.82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7 <text:s text:c="38"/>y: 0.082 <text:s text:c="38"/>z: 0.82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Knife</text:p>
          </table:table-cell>
          <table:covered-table-cell/>
          <table:table-cell table:style-name="ce5" office:value-type="string" calcext:value-type="string">
            <text:p>Position: <text:s text:c="37"/>x: 0.655 <text:s text:c="38"/>y: -0.02 <text:s text:c="38"/>z: 0.82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32 <text:s text:c="38"/>y: -0.06 <text:s text:c="38"/>z: 0.82 <text:s text:c="33"/>orientation: <text:s text:c="33"/>x: 0.868 <text:s text:c="40"/>y: 0 <text:s text:c="45"/>z: 0 <text:s text:c="44"/>w: 0.49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2 <text:s text:c="38"/>y: 0.068 <text:s text:c="38"/>z: 0.82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4 <text:s text:c="38"/>y: 0.04 <text:s text:c="40"/>z: 0.82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73 <text:s text:c="38"/>y: 0.096 <text:s text:c="38"/>z: 0.82 <text:s text:c="33"/>orientation: <text:s text:c="33"/>x: 0.866 <text:s text:c="40"/>y: 0 <text:s text:c="45"/>z: 0 <text:s text:c="44"/>w: -0.5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1 <text:s text:c="38"/>y: -0.068 <text:s text:c="38"/>z: 0.82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7 <text:s text:c="38"/>y: 0.082 <text:s text:c="38"/>z: 0.82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Biscuit Pack</text:p>
          </table:table-cell>
          <table:covered-table-cell/>
          <table:table-cell table:style-name="ce5" office:value-type="string" calcext:value-type="string">
            <text:p>Position: <text:s text:c="37"/>x: 0.658 <text:s text:c="38"/>y: -0.012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4 <text:s text:c="40"/>y: -0.065 <text:s text:c="38"/>z: 0.84 <text:s text:c="33"/>orientation: <text:s text:c="33"/>x: 0.868 <text:s text:c="40"/>y: 0 <text:s text:c="45"/>z: 0 <text:s text:c="44"/>w: 0.49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88 <text:s text:c="38"/>y: 0.071 <text:s text:c="38"/>z: 0.84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9 <text:s text:c="38"/>y: 0.038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75 <text:s text:c="38"/>y: 0.091 <text:s text:c="38"/>z: 0.84 <text:s text:c="33"/>orientation: <text:s text:c="33"/>x: 0.866 <text:s text:c="40"/>y: 0 <text:s text:c="45"/>z: 0 <text:s text:c="44"/>w: -0.5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4 <text:s text:c="38"/>y: -0.073 <text:s text:c="38"/>z: 0.84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5 <text:s text:c="38"/>y: 0.07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Toothpaste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Bowl</text:p>
          </table:table-cell>
          <table:covered-table-cell/>
          <table:table-cell table:style-name="ce5" office:value-type="string" calcext:value-type="string">
            <text:p>Position: <text:s text:c="37"/>x: 0.677 <text:s text:c="38"/>y: -0.01 <text:s text:c="38"/>z: 0.87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7 <text:s text:c="38"/>y: -0.092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48 <text:s text:c="38"/>y: 0.057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84 <text:s text:c="38"/>y: 0.042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6 <text:s text:c="38"/>y: 0.114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74 <text:s text:c="38"/>y: -0.08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61 <text:s text:c="38"/>y: 0.108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Juice Box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Headphones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Controller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Keys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Glass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Tray</text:p>
          </table:table-cell>
          <table:covered-table-cell/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4">
          <table:table-cell table:style-name="ce2" office:value-type="string" calcext:value-type="string" table:number-columns-spanned="16" table:number-rows-spanned="2">
            <text:p>All co-ordinates are expressed in meters. Positions are all relative to robot’s base frame.</text:p>
          </table:table-cell>
          <table:covered-table-cell/>
          <table:covered-table-cell table:number-columns-repeated="14" table:style-name="ce6"/>
        </table:table-row>
        <table:table-row table:style-name="ro1">
          <table:covered-table-cell table:number-columns-repeated="16"/>
        </table:table-row>
        <table:table-row table:style-name="ro1">
          <table:table-cell table:style-name="ce2" office:value-type="string" calcext:value-type="string" table:number-columns-spanned="3" table:number-rows-spanned="2">
            <text:p>SUCCESS PERCENT = 40.8%</text:p>
          </table:table-cell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2" table:number-rows-spanned="18">
            <text:p>Table Position</text:p>
          </table:table-cell>
          <table:covered-table-cell/>
          <table:table-cell table:style-name="ce7" office:value-type="string" calcext:value-type="string" table:number-columns-spanned="1" table:number-rows-spanned="18">
            <text:p>Position: <text:s text:c="33"/>x: 1.2 <text:s text:c="37"/>y: 0.0 <text:s text:c="37"/>z: 0.8 <text:s text:c="33"/>orientation: <text:s text:c="29"/>x: 0 <text:s text:c="40"/>y: 0 <text:s text:c="40"/>z: 0 <text:s text:c="40"/>w: 1 <text:s text:c="47"/>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0/00/0000</text:date>, <text:time style:data-style-name="N2" text:time-value="15:25:15.988693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5:50:03.235278965</meta:creation-date>
    <meta:generator>LibreOffice/5.1.6.2$Linux_X86_64 LibreOffice_project/10m0$Build-2</meta:generator>
    <dc:date>2020-01-27T15:36:40.023142930</dc:date>
    <meta:editing-duration>PT29M13S</meta:editing-duration>
    <meta:editing-cycles>6</meta:editing-cycles>
    <meta:document-statistic meta:table-count="1" meta:cell-count="237" meta:object-count="0"/>
  </office:meta>
</office:document-meta>
</file>